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break-before="page"/>
    </style:style>
    <style:style style:name="P12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3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4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18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0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20974e" style:font-name-complex="Times New Roman1"/>
    </style:style>
    <style:style style:name="T5" style:family="text">
      <style:text-properties style:font-name="Times New Roman" officeooo:rsid="000c7953" style:font-name-complex="Times New Roman1"/>
    </style:style>
    <style:style style:name="T6" style:family="text">
      <style:text-properties style:font-name="Times New Roman" officeooo:rsid="00261e79" style:font-name-complex="Times New Roman1"/>
    </style:style>
    <style:style style:name="T7" style:family="text">
      <style:text-properties style:font-name="Times New Roman" officeooo:rsid="0029549e" style:font-name-complex="Times New Roman1"/>
    </style:style>
    <style:style style:name="T8" style:family="text">
      <style:text-properties style:font-name="Times New Roman" officeooo:rsid="000f5bc1" style:font-name-complex="Times New Roman1"/>
    </style:style>
    <style:style style:name="T9" style:family="text">
      <style:text-properties style:font-name="Times New Roman" officeooo:rsid="002b7be5" style:font-name-complex="Times New Roman1"/>
    </style:style>
    <style:style style:name="T10" style:family="text">
      <style:text-properties style:font-name="Times New Roman" officeooo:rsid="002c174e" style:font-name-complex="Times New Roman1"/>
    </style:style>
    <style:style style:name="T11" style:family="text">
      <style:text-properties style:font-name="Times New Roman" officeooo:rsid="002ed0b4" style:font-name-complex="Times New Roman1"/>
    </style:style>
    <style:style style:name="T12" style:family="text">
      <style:text-properties style:font-name="Times New Roman" officeooo:rsid="003ca150" style:font-name-complex="Times New Roman1"/>
    </style:style>
    <style:style style:name="T13" style:family="text">
      <style:text-properties style:font-name="Times New Roman" officeooo:rsid="00376ce1" style:font-name-complex="Times New Roman1"/>
    </style:style>
    <style:style style:name="T14" style:family="text">
      <style:text-properties style:font-name="Times New Roman" officeooo:rsid="0030330c" style:font-name-complex="Times New Roman1"/>
    </style:style>
    <style:style style:name="T15" style:family="text">
      <style:text-properties style:font-name="Times New Roman" officeooo:rsid="0047222d" style:font-name-complex="Times New Roman1"/>
    </style:style>
    <style:style style:name="T16" style:family="text">
      <style:text-properties style:font-name="Times New Roman" officeooo:rsid="00490c44" style:font-name-complex="Times New Roman1"/>
    </style:style>
    <style:style style:name="T17" style:family="text">
      <style:text-properties style:font-name="Times New Roman" officeooo:rsid="004ae2cf" style:font-name-complex="Times New Roman1"/>
    </style:style>
    <style:style style:name="T18" style:family="text">
      <style:text-properties style:font-name="Times New Roman" officeooo:rsid="0041149d" style:font-name-complex="Times New Roman1"/>
    </style:style>
    <style:style style:name="T19" style:family="text">
      <style:text-properties style:font-name="Times New Roman" officeooo:rsid="00323411" style:font-name-complex="Times New Roman1"/>
    </style:style>
    <style:style style:name="T20" style:family="text">
      <style:text-properties style:font-name="Times New Roman" officeooo:rsid="004407ae" style:font-name-complex="Times New Roman1"/>
    </style:style>
    <style:style style:name="T21" style:family="text">
      <style:text-properties style:font-name="Times New Roman" officeooo:rsid="00449d5f" style:font-name-complex="Times New Roman1"/>
    </style:style>
    <style:style style:name="T22" style:family="text">
      <style:text-properties style:font-name="Times New Roman" officeooo:rsid="0044e091" style:font-name-complex="Times New Roman1"/>
    </style:style>
    <style:style style:name="T23" style:family="text">
      <style:text-properties officeooo:rsid="0010a0e6"/>
    </style:style>
    <style:style style:name="T24" style:family="text">
      <style:text-properties officeooo:rsid="0046d75b"/>
    </style:style>
    <style:style style:name="T25" style:family="text">
      <style:text-properties officeooo:rsid="00450408"/>
    </style:style>
    <style:style style:name="T26" style:family="text">
      <style:text-properties officeooo:rsid="0045c74b"/>
    </style:style>
    <style:style style:name="T27" style:family="text">
      <style:text-properties officeooo:rsid="004e66bf"/>
    </style:style>
    <style:style style:name="T28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на выбранную дату, длительность бронирования и кол-во симуляторов</text:span><text:span text:style-name="T1"/></text:p>
      <text:p text:style-name="P1" loext:marker-style-name="T1"><text:span text:style-name="T1"><text:tab/>5.2. Оформление и оплата бронирования на доступный слот</text:span><text:span text:style-name="T1"/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4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5">ей</text:span><text:span text:style-name="T1"> в текущем клубе) </text:span><text:span text:style-name="T6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7">имени</text:span><text:span text:style-name="T1"> клиента (</text:span><text:span text:style-name="T7">имя клиента</text:span><text:span text:style-name="T1"> - опционально)</text:span></text:p>
      <text:p text:style-name="P1" loext:marker-style-name="T1"><text:span text:style-name="T1"><text:tab/>1.</text:span><text:span text:style-name="T8">2</text:span><text:span text:style-name="T1">. Отмена бронирования</text:span></text:p>
      <text:p text:style-name="P3" loext:marker-style-name="T1"><text:soft-page-break/><text:span text:style-name="T1"><text:tab/>1.</text:span><text:span text:style-name="T8">3</text:span><text:span text:style-name="T1">. Оформление бронирования «на месте» на нужную дату, длительность и кол-во симуляторов на доступный слот </text:span><text:span text:style-name="T9">(случай, когда клиент пришел без заранее сделанной брони и</text:span><text:span text:style-name="T10">/или</text:span><text:span text:style-name="T9"> его нет в БД)</text:span></text:p>
      <text:p text:style-name="P11" loext:marker-style-name="T1"><text:span text:style-name="T1">——————————————————————————————————————</text:span>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2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3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3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1">должен быть установлен до открытия клуба, </text:span><text:span text:style-name="T12">клуб</text:span><text:span text:style-name="T11"> открывает управляющий, </text:span><text:span text:style-name="T13">при выполнении всех условий</text:span><text:span text:style-name="T11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4" loext:marker-style-name="T1"><text:span text:style-name="T1"><text:tab/>2.3.1. Добавить </text:span><text:span text:style-name="T14">активную </text:span><text:span text:style-name="T1">игру в клуб (игра добавляется из справочника игр в БД, </text:span><text:span text:style-name="T15">причем</text:span><text:span text:style-name="T16"> выб</text:span><text:span text:style-name="T17">ирать можно</text:span><text:span text:style-name="T16"> только </text:span><text:span text:style-name="T17">из списка </text:span><text:span text:style-name="T16">активн</text:span><text:span text:style-name="T17">ых</text:span><text:span text:style-name="T16"> игр</text:span><text:span text:style-name="T18">)</text:span></text:p>
      <text:p text:style-name="P15" loext:marker-style-name="T1"><text:span text:style-name="T1"><text:tab/>2.3.2. Удалить игру из клуба </text:span><text:span text:style-name="T19">(можно только в случае, если эта игра не является последней </text:span><text:span text:style-name="T20">активной </text:span><text:span text:style-name="T19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6" loext:marker-style-name="T1"><text:span text:style-name="T1"><text:tab/>2.4.3. Удаление цены за кол-во минут игры </text:span><text:span text:style-name="T21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7" loext:marker-style-name="T1"><text:span text:style-name="T1"><text:tab/>2.5.2. Удаление фотографии </text:span><text:span text:style-name="T21">(можно только в случае, если эта </text:span><text:span text:style-name="T22">фотография</text:span><text:span text:style-name="T21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18" loext:marker-style-name="T1"><text:span text:style-name="T23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4">активной </text:span><text:span text:style-name="T23">игры) </text:span></text:p>
      <text:p text:style-name="P18" loext:marker-style-name="T1"><text:span text:style-name="T25">2.7. </text:span><text:span text:style-name="T26">Закрыть клуб (закрыть клуб можно только при отсутствии оплаченных </text:span><text:span text:style-name="T27">и/или ожидающих оплаты</text:span><text:span text:style-name="T26"> «наперед» бронирований</text:span><text:span text:style-name="T24">)</text:span></text:p>
      <text:p text:style-name="P5" loext:marker-style-name="T1"/>
      <text:p text:style-name="P19" loext:marker-style-name="T1"><text:span text:style-name="T1">3. Отчеты </text:span><text:span text:style-name="T28">(за выбранный период по выбранному текущим клубу)</text:span><text:span text:style-name="T1">:</text:span></text:p>
      <text:p text:style-name="P20" loext:marker-style-name="T1"><text:tab/>3.1. Получение отчета «Cтатистика бронирований», который включает: общее число бронирований, процент отмен, число б<text:bookmark text:name="_GoBack"/>ронирований по дням, пиковые часы</text:p>
      <text:p text:style-name="P20" loext:marker-style-name="T1"><text:tab/>3.2. Получение отчета «Финансовая статистика», который включает: общую выручку, выручку по дням, средний че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72</meta:editing-cycles>
    <meta:creation-date>2026-01-25T11:25:00</meta:creation-date>
    <dc:date>2026-03-03T09:57:38.351562241</dc:date>
    <meta:editing-duration>PT3H34M4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52" meta:character-count="4846" meta:non-whitespace-character-count="4208"/>
    <meta:user-defined meta:name="AppVersion">16.0000</meta:user-defined>
    <meta:template xlink:type="simple" xlink:actuate="onRequest" xlink:title="Normal" xlink:href=""/>
  </office:meta>
</office:document-meta>
</file>